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X1" table:style-name="ce1">
            <text:p>X1</text:p>
          </table:table-cell>
          <table:table-cell office:value-type="string" office:value="ID" table:style-name="ce1">
            <text:p>ID</text:p>
          </table:table-cell>
          <table:table-cell office:value-type="string" office:value="Genero" table:style-name="ce1">
            <text:p>Genero</text:p>
          </table:table-cell>
          <table:table-cell office:value-type="string" office:value="Edad" table:style-name="ce1">
            <text:p>Edad</text:p>
          </table:table-cell>
          <table:table-cell office:value-type="string" office:value="Educacion" table:style-name="ce1">
            <text:p>Educacion</text:p>
          </table:table-cell>
          <table:table-cell office:value-type="string" office:value="FollowUP" table:style-name="ce1">
            <text:p>FollowUP</text:p>
          </table:table-cell>
          <table:table-cell office:value-type="string" office:value="condition" table:style-name="ce1">
            <text:p>condition</text:p>
          </table:table-cell>
          <table:table-cell office:value-type="string" office:value="PPV_DECLARED" table:style-name="ce1">
            <text:p>PPV_DECLARED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float" office:value="41904" table:style-name="ce1">
            <text:p>41904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80" table:style-name="ce1">
            <text:p>8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95041" table:style-name="ce1">
            <text:p>9504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74594" table:style-name="ce1">
            <text:p>7459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float" office:value="72903" table:style-name="ce1">
            <text:p>7290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6" table:style-name="ce1">
            <text:p>16</text:p>
          </table:table-cell>
          <table:table-cell office:value-type="float" office:value="21260" table:style-name="ce1">
            <text:p>2126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24" table:style-name="ce1">
            <text:p>24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float" office:value="50315" table:style-name="ce1">
            <text:p>50315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19" table:style-name="ce1">
            <text:p>19</text:p>
          </table:table-cell>
          <table:table-cell office:value-type="float" office:value="21774" table:style-name="ce1">
            <text:p>21774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0" table:style-name="ce1">
            <text:p>20</text:p>
          </table:table-cell>
          <table:table-cell office:value-type="float" office:value="20881" table:style-name="ce1">
            <text:p>20881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1" table:style-name="ce1">
            <text:p>21</text:p>
          </table:table-cell>
          <table:table-cell office:value-type="float" office:value="39751" table:style-name="ce1">
            <text:p>39751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2" table:style-name="ce1">
            <text:p>22</text:p>
          </table:table-cell>
          <table:table-cell office:value-type="float" office:value="99384" table:style-name="ce1">
            <text:p>99384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8" table:style-name="ce1">
            <text:p>28</text:p>
          </table:table-cell>
          <table:table-cell office:value-type="float" office:value="81868" table:style-name="ce1">
            <text:p>81868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4" table:style-name="ce1">
            <text:p>94</text:p>
          </table:table-cell>
        </table:table-row>
        <table:table-row>
          <table:table-cell office:value-type="float" office:value="34" table:style-name="ce1">
            <text:p>34</text:p>
          </table:table-cell>
          <table:table-cell office:value-type="float" office:value="49154" table:style-name="ce1">
            <text:p>4915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98" table:style-name="ce1">
            <text:p>98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36" table:style-name="ce1">
            <text:p>36</text:p>
          </table:table-cell>
          <table:table-cell office:value-type="float" office:value="42972" table:style-name="ce1">
            <text:p>4297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88" table:style-name="ce1">
            <text:p>88</text:p>
          </table:table-cell>
        </table:table-row>
        <table:table-row>
          <table:table-cell office:value-type="float" office:value="40" table:style-name="ce1">
            <text:p>40</text:p>
          </table:table-cell>
          <table:table-cell office:value-type="float" office:value="55035" table:style-name="ce1">
            <text:p>55035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42" table:style-name="ce1">
            <text:p>42</text:p>
          </table:table-cell>
          <table:table-cell office:value-type="float" office:value="20361" table:style-name="ce1">
            <text:p>20361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44" table:style-name="ce1">
            <text:p>44</text:p>
          </table:table-cell>
          <table:table-cell office:value-type="float" office:value="92735" table:style-name="ce1">
            <text:p>92735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47" table:style-name="ce1">
            <text:p>47</text:p>
          </table:table-cell>
          <table:table-cell office:value-type="float" office:value="84987" table:style-name="ce1">
            <text:p>84987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50" table:style-name="ce1">
            <text:p>50</text:p>
          </table:table-cell>
          <table:table-cell office:value-type="float" office:value="73147" table:style-name="ce1">
            <text:p>73147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59" table:style-name="ce1">
            <text:p>59</text:p>
          </table:table-cell>
          <table:table-cell office:value-type="float" office:value="70797" table:style-name="ce1">
            <text:p>70797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float" office:value="65" table:style-name="ce1">
            <text:p>65</text:p>
          </table:table-cell>
          <table:table-cell office:value-type="float" office:value="1968" table:style-name="ce1">
            <text:p>1968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68" table:style-name="ce1">
            <text:p>68</text:p>
          </table:table-cell>
          <table:table-cell office:value-type="float" office:value="13444" table:style-name="ce1">
            <text:p>1344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74" table:style-name="ce1">
            <text:p>74</text:p>
          </table:table-cell>
          <table:table-cell office:value-type="float" office:value="34940" table:style-name="ce1">
            <text:p>34940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77" table:style-name="ce1">
            <text:p>77</text:p>
          </table:table-cell>
          <table:table-cell office:value-type="float" office:value="18653" table:style-name="ce1">
            <text:p>18653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79" table:style-name="ce1">
            <text:p>79</text:p>
          </table:table-cell>
          <table:table-cell office:value-type="float" office:value="89898" table:style-name="ce1">
            <text:p>89898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7" table:style-name="ce1">
            <text:p>7</text:p>
          </table:table-cell>
        </table:table-row>
        <table:table-row>
          <table:table-cell office:value-type="float" office:value="86" table:style-name="ce1">
            <text:p>86</text:p>
          </table:table-cell>
          <table:table-cell office:value-type="float" office:value="30862" table:style-name="ce1">
            <text:p>3086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float" office:value="87" table:style-name="ce1">
            <text:p>87</text:p>
          </table:table-cell>
          <table:table-cell office:value-type="float" office:value="80137" table:style-name="ce1">
            <text:p>8013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89" table:style-name="ce1">
            <text:p>89</text:p>
          </table:table-cell>
          <table:table-cell office:value-type="float" office:value="73888" table:style-name="ce1">
            <text:p>73888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91" table:style-name="ce1">
            <text:p>91</text:p>
          </table:table-cell>
          <table:table-cell office:value-type="float" office:value="73940" table:style-name="ce1">
            <text:p>73940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74" table:style-name="ce1">
            <text:p>74</text:p>
          </table:table-cell>
          <table:table-cell office:value-type="string" office:value="PPV_Cond1" table:style-name="ce1">
            <text:p>PPV_Cond1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105" table:style-name="ce1">
            <text:p>105</text:p>
          </table:table-cell>
          <table:table-cell office:value-type="float" office:value="27184" table:style-name="ce1">
            <text:p>27184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12" table:style-name="ce1">
            <text:p>112</text:p>
          </table:table-cell>
          <table:table-cell office:value-type="float" office:value="62180" table:style-name="ce1">
            <text:p>62180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5" table:style-name="ce1">
            <text:p>45</text:p>
          </table:table-cell>
        </table:table-row>
        <table:table-row>
          <table:table-cell office:value-type="float" office:value="116" table:style-name="ce1">
            <text:p>116</text:p>
          </table:table-cell>
          <table:table-cell office:value-type="float" office:value="77552" table:style-name="ce1">
            <text:p>77552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100" table:style-name="ce1">
            <text:p>10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26" table:style-name="ce1">
            <text:p>126</text:p>
          </table:table-cell>
          <table:table-cell office:value-type="float" office:value="59681" table:style-name="ce1">
            <text:p>5968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0" table:style-name="ce1">
            <text:p>40</text:p>
          </table:table-cell>
        </table:table-row>
        <table:table-row>
          <table:table-cell office:value-type="float" office:value="130" table:style-name="ce1">
            <text:p>130</text:p>
          </table:table-cell>
          <table:table-cell office:value-type="float" office:value="13377" table:style-name="ce1">
            <text:p>13377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61" table:style-name="ce1">
            <text:p>61</text:p>
          </table:table-cell>
        </table:table-row>
        <table:table-row>
          <table:table-cell office:value-type="float" office:value="133" table:style-name="ce1">
            <text:p>133</text:p>
          </table:table-cell>
          <table:table-cell office:value-type="float" office:value="73909" table:style-name="ce1">
            <text:p>73909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35" table:style-name="ce1">
            <text:p>135</text:p>
          </table:table-cell>
          <table:table-cell office:value-type="float" office:value="32344" table:style-name="ce1">
            <text:p>32344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36" table:style-name="ce1">
            <text:p>136</text:p>
          </table:table-cell>
          <table:table-cell office:value-type="float" office:value="12810" table:style-name="ce1">
            <text:p>1281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73" table:style-name="ce1">
            <text:p>73</text:p>
          </table:table-cell>
        </table:table-row>
        <table:table-row>
          <table:table-cell office:value-type="float" office:value="138" table:style-name="ce1">
            <text:p>138</text:p>
          </table:table-cell>
          <table:table-cell office:value-type="float" office:value="37826" table:style-name="ce1">
            <text:p>37826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42" table:style-name="ce1">
            <text:p>142</text:p>
          </table:table-cell>
          <table:table-cell office:value-type="float" office:value="34873" table:style-name="ce1">
            <text:p>34873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float" office:value="146" table:style-name="ce1">
            <text:p>146</text:p>
          </table:table-cell>
          <table:table-cell office:value-type="float" office:value="97981" table:style-name="ce1">
            <text:p>97981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57" table:style-name="ce1">
            <text:p>157</text:p>
          </table:table-cell>
          <table:table-cell office:value-type="float" office:value="12207" table:style-name="ce1">
            <text:p>12207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5" table:style-name="ce1">
            <text:p>45</text:p>
          </table:table-cell>
        </table:table-row>
        <table:table-row>
          <table:table-cell office:value-type="float" office:value="159" table:style-name="ce1">
            <text:p>159</text:p>
          </table:table-cell>
          <table:table-cell office:value-type="float" office:value="15347" table:style-name="ce1">
            <text:p>1534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60" table:style-name="ce1">
            <text:p>160</text:p>
          </table:table-cell>
          <table:table-cell office:value-type="float" office:value="50109" table:style-name="ce1">
            <text:p>50109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87" table:style-name="ce1">
            <text:p>87</text:p>
          </table:table-cell>
        </table:table-row>
        <table:table-row>
          <table:table-cell office:value-type="float" office:value="164" table:style-name="ce1">
            <text:p>164</text:p>
          </table:table-cell>
          <table:table-cell office:value-type="float" office:value="12942" table:style-name="ce1">
            <text:p>1294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74" table:style-name="ce1">
            <text:p>174</text:p>
          </table:table-cell>
          <table:table-cell office:value-type="float" office:value="81444" table:style-name="ce1">
            <text:p>81444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9" table:style-name="ce1">
            <text:p>49</text:p>
          </table:table-cell>
        </table:table-row>
        <table:table-row>
          <table:table-cell office:value-type="float" office:value="185" table:style-name="ce1">
            <text:p>185</text:p>
          </table:table-cell>
          <table:table-cell office:value-type="float" office:value="7001" table:style-name="ce1">
            <text:p>700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30" table:style-name="ce1">
            <text:p>30</text:p>
          </table:table-cell>
        </table:table-row>
        <table:table-row>
          <table:table-cell office:value-type="float" office:value="191" table:style-name="ce1">
            <text:p>191</text:p>
          </table:table-cell>
          <table:table-cell office:value-type="float" office:value="25447" table:style-name="ce1">
            <text:p>25447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6" table:style-name="ce1">
            <text:p>46</text:p>
          </table:table-cell>
        </table:table-row>
        <table:table-row>
          <table:table-cell office:value-type="float" office:value="197" table:style-name="ce1">
            <text:p>197</text:p>
          </table:table-cell>
          <table:table-cell office:value-type="float" office:value="30456" table:style-name="ce1">
            <text:p>30456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50" table:style-name="ce1">
            <text:p>50</text:p>
          </table:table-cell>
        </table:table-row>
        <table:table-row>
          <table:table-cell office:value-type="float" office:value="200" table:style-name="ce1">
            <text:p>200</text:p>
          </table:table-cell>
          <table:table-cell office:value-type="float" office:value="13612" table:style-name="ce1">
            <text:p>1361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70" table:style-name="ce1">
            <text:p>70</text:p>
          </table:table-cell>
        </table:table-row>
        <table:table-row>
          <table:table-cell office:value-type="float" office:value="203" table:style-name="ce1">
            <text:p>203</text:p>
          </table:table-cell>
          <table:table-cell office:value-type="float" office:value="71793" table:style-name="ce1">
            <text:p>71793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string" office:value="PPV_Cond2" table:style-name="ce1">
            <text:p>PPV_Cond2</text:p>
          </table:table-cell>
          <table:table-cell office:value-type="float" office:value="44" table:style-name="ce1">
            <text:p>44</text:p>
          </table:table-cell>
        </table:table-row>
        <table:table-row>
          <table:table-cell office:value-type="float" office:value="232" table:style-name="ce1">
            <text:p>232</text:p>
          </table:table-cell>
          <table:table-cell office:value-type="float" office:value="85224" table:style-name="ce1">
            <text:p>85224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float" office:value="237" table:style-name="ce1">
            <text:p>237</text:p>
          </table:table-cell>
          <table:table-cell office:value-type="float" office:value="28895" table:style-name="ce1">
            <text:p>28895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51" table:style-name="ce1">
            <text:p>251</text:p>
          </table:table-cell>
          <table:table-cell office:value-type="float" office:value="92221" table:style-name="ce1">
            <text:p>9222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54" table:style-name="ce1">
            <text:p>254</text:p>
          </table:table-cell>
          <table:table-cell office:value-type="float" office:value="59339" table:style-name="ce1">
            <text:p>59339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57" table:style-name="ce1">
            <text:p>257</text:p>
          </table:table-cell>
          <table:table-cell office:value-type="float" office:value="98684" table:style-name="ce1">
            <text:p>9868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59" table:style-name="ce1">
            <text:p>259</text:p>
          </table:table-cell>
          <table:table-cell office:value-type="float" office:value="77956" table:style-name="ce1">
            <text:p>77956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float" office:value="264" table:style-name="ce1">
            <text:p>264</text:p>
          </table:table-cell>
          <table:table-cell office:value-type="float" office:value="99669" table:style-name="ce1">
            <text:p>99669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51" table:style-name="ce1">
            <text:p>51</text:p>
          </table:table-cell>
        </table:table-row>
        <table:table-row>
          <table:table-cell office:value-type="float" office:value="268" table:style-name="ce1">
            <text:p>268</text:p>
          </table:table-cell>
          <table:table-cell office:value-type="float" office:value="66812" table:style-name="ce1">
            <text:p>66812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69" table:style-name="ce1">
            <text:p>269</text:p>
          </table:table-cell>
          <table:table-cell office:value-type="float" office:value="47028" table:style-name="ce1">
            <text:p>47028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20" table:style-name="ce1">
            <text:p>20</text:p>
          </table:table-cell>
        </table:table-row>
        <table:table-row>
          <table:table-cell office:value-type="float" office:value="270" table:style-name="ce1">
            <text:p>270</text:p>
          </table:table-cell>
          <table:table-cell office:value-type="float" office:value="79899" table:style-name="ce1">
            <text:p>79899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30" table:style-name="ce1">
            <text:p>30</text:p>
          </table:table-cell>
        </table:table-row>
        <table:table-row>
          <table:table-cell office:value-type="float" office:value="272" table:style-name="ce1">
            <text:p>272</text:p>
          </table:table-cell>
          <table:table-cell office:value-type="float" office:value="34267" table:style-name="ce1">
            <text:p>34267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73" table:style-name="ce1">
            <text:p>273</text:p>
          </table:table-cell>
          <table:table-cell office:value-type="float" office:value="91717" table:style-name="ce1">
            <text:p>9171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20" table:style-name="ce1">
            <text:p>20</text:p>
          </table:table-cell>
        </table:table-row>
        <table:table-row>
          <table:table-cell office:value-type="float" office:value="276" table:style-name="ce1">
            <text:p>276</text:p>
          </table:table-cell>
          <table:table-cell office:value-type="float" office:value="75061" table:style-name="ce1">
            <text:p>75061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5" table:style-name="ce1">
            <text:p>5</text:p>
          </table:table-cell>
        </table:table-row>
        <table:table-row>
          <table:table-cell office:value-type="float" office:value="282" table:style-name="ce1">
            <text:p>282</text:p>
          </table:table-cell>
          <table:table-cell office:value-type="float" office:value="2775" table:style-name="ce1">
            <text:p>2775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30" table:style-name="ce1">
            <text:p>30</text:p>
          </table:table-cell>
        </table:table-row>
        <table:table-row>
          <table:table-cell office:value-type="float" office:value="287" table:style-name="ce1">
            <text:p>287</text:p>
          </table:table-cell>
          <table:table-cell office:value-type="float" office:value="60873" table:style-name="ce1">
            <text:p>60873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89" table:style-name="ce1">
            <text:p>289</text:p>
          </table:table-cell>
          <table:table-cell office:value-type="float" office:value="82838" table:style-name="ce1">
            <text:p>82838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82" table:style-name="ce1">
            <text:p>82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90" table:style-name="ce1">
            <text:p>290</text:p>
          </table:table-cell>
          <table:table-cell office:value-type="float" office:value="86191" table:style-name="ce1">
            <text:p>86191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299" table:style-name="ce1">
            <text:p>299</text:p>
          </table:table-cell>
          <table:table-cell office:value-type="float" office:value="33562" table:style-name="ce1">
            <text:p>33562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302" table:style-name="ce1">
            <text:p>302</text:p>
          </table:table-cell>
          <table:table-cell office:value-type="float" office:value="67146" table:style-name="ce1">
            <text:p>67146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float" office:value="304" table:style-name="ce1">
            <text:p>304</text:p>
          </table:table-cell>
          <table:table-cell office:value-type="float" office:value="62823" table:style-name="ce1">
            <text:p>6282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8" table:style-name="ce1">
            <text:p>98</text:p>
          </table:table-cell>
        </table:table-row>
        <table:table-row>
          <table:table-cell office:value-type="float" office:value="307" table:style-name="ce1">
            <text:p>307</text:p>
          </table:table-cell>
          <table:table-cell office:value-type="float" office:value="21297" table:style-name="ce1">
            <text:p>21297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office:value-type="string" office:value="PPV_Cond3" table:style-name="ce1">
            <text:p>PPV_Cond3</text:p>
          </table:table-cell>
          <table:table-cell office:value-type="float" office:value="99" table:style-name="ce1">
            <text:p>99</text:p>
          </table:table-cell>
        </table:table-row>
        <table:table-row>
          <table:table-cell office:value-type="float" office:value="310" table:style-name="ce1">
            <text:p>310</text:p>
          </table:table-cell>
          <table:table-cell office:value-type="float" office:value="36092" table:style-name="ce1">
            <text:p>36092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float" office:value="312" table:style-name="ce1">
            <text:p>312</text:p>
          </table:table-cell>
          <table:table-cell office:value-type="float" office:value="18555" table:style-name="ce1">
            <text:p>18555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59" table:style-name="ce1">
            <text:p>59</text:p>
          </table:table-cell>
        </table:table-row>
        <table:table-row>
          <table:table-cell office:value-type="float" office:value="316" table:style-name="ce1">
            <text:p>316</text:p>
          </table:table-cell>
          <table:table-cell office:value-type="float" office:value="39170" table:style-name="ce1">
            <text:p>3917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64" table:style-name="ce1">
            <text:p>64</text:p>
          </table:table-cell>
        </table:table-row>
        <table:table-row>
          <table:table-cell office:value-type="float" office:value="317" table:style-name="ce1">
            <text:p>317</text:p>
          </table:table-cell>
          <table:table-cell office:value-type="float" office:value="97376" table:style-name="ce1">
            <text:p>97376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16" table:style-name="ce1">
            <text:p>16</text:p>
          </table:table-cell>
        </table:table-row>
        <table:table-row>
          <table:table-cell office:value-type="float" office:value="319" table:style-name="ce1">
            <text:p>319</text:p>
          </table:table-cell>
          <table:table-cell office:value-type="float" office:value="63938" table:style-name="ce1">
            <text:p>63938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79" table:style-name="ce1">
            <text:p>79</text:p>
          </table:table-cell>
        </table:table-row>
        <table:table-row>
          <table:table-cell office:value-type="float" office:value="320" table:style-name="ce1">
            <text:p>320</text:p>
          </table:table-cell>
          <table:table-cell office:value-type="float" office:value="53343" table:style-name="ce1">
            <text:p>53343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21" table:style-name="ce1">
            <text:p>321</text:p>
          </table:table-cell>
          <table:table-cell office:value-type="float" office:value="29911" table:style-name="ce1">
            <text:p>2991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23" table:style-name="ce1">
            <text:p>323</text:p>
          </table:table-cell>
          <table:table-cell office:value-type="float" office:value="88699" table:style-name="ce1">
            <text:p>88699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80" table:style-name="ce1">
            <text:p>80</text:p>
          </table:table-cell>
        </table:table-row>
        <table:table-row>
          <table:table-cell office:value-type="float" office:value="326" table:style-name="ce1">
            <text:p>326</text:p>
          </table:table-cell>
          <table:table-cell office:value-type="float" office:value="99970" table:style-name="ce1">
            <text:p>9997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float" office:value="333" table:style-name="ce1">
            <text:p>333</text:p>
          </table:table-cell>
          <table:table-cell office:value-type="float" office:value="29837" table:style-name="ce1">
            <text:p>2983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60" table:style-name="ce1">
            <text:p>60</text:p>
          </table:table-cell>
        </table:table-row>
        <table:table-row>
          <table:table-cell office:value-type="float" office:value="334" table:style-name="ce1">
            <text:p>334</text:p>
          </table:table-cell>
          <table:table-cell office:value-type="float" office:value="52536" table:style-name="ce1">
            <text:p>52536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3" table:style-name="ce1">
            <text:p>93</text:p>
          </table:table-cell>
        </table:table-row>
        <table:table-row>
          <table:table-cell office:value-type="float" office:value="338" table:style-name="ce1">
            <text:p>338</text:p>
          </table:table-cell>
          <table:table-cell office:value-type="float" office:value="89645" table:style-name="ce1">
            <text:p>89645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46" table:style-name="ce1">
            <text:p>346</text:p>
          </table:table-cell>
          <table:table-cell office:value-type="float" office:value="27298" table:style-name="ce1">
            <text:p>27298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28" table:style-name="ce1">
            <text:p>28</text:p>
          </table:table-cell>
        </table:table-row>
        <table:table-row>
          <table:table-cell office:value-type="float" office:value="347" table:style-name="ce1">
            <text:p>347</text:p>
          </table:table-cell>
          <table:table-cell office:value-type="float" office:value="84953" table:style-name="ce1">
            <text:p>8495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50" table:style-name="ce1">
            <text:p>350</text:p>
          </table:table-cell>
          <table:table-cell office:value-type="float" office:value="20439" table:style-name="ce1">
            <text:p>20439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55" table:style-name="ce1">
            <text:p>355</text:p>
          </table:table-cell>
          <table:table-cell office:value-type="float" office:value="41760" table:style-name="ce1">
            <text:p>41760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77" table:style-name="ce1">
            <text:p>77</text:p>
          </table:table-cell>
        </table:table-row>
        <table:table-row>
          <table:table-cell office:value-type="float" office:value="358" table:style-name="ce1">
            <text:p>358</text:p>
          </table:table-cell>
          <table:table-cell office:value-type="float" office:value="53424" table:style-name="ce1">
            <text:p>5342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74" table:style-name="ce1">
            <text:p>74</text:p>
          </table:table-cell>
        </table:table-row>
        <table:table-row>
          <table:table-cell office:value-type="float" office:value="361" table:style-name="ce1">
            <text:p>361</text:p>
          </table:table-cell>
          <table:table-cell office:value-type="float" office:value="57804" table:style-name="ce1">
            <text:p>57804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float" office:value="364" table:style-name="ce1">
            <text:p>364</text:p>
          </table:table-cell>
          <table:table-cell office:value-type="float" office:value="19201" table:style-name="ce1">
            <text:p>1920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10" table:style-name="ce1">
            <text:p>10</text:p>
          </table:table-cell>
        </table:table-row>
        <table:table-row>
          <table:table-cell office:value-type="float" office:value="369" table:style-name="ce1">
            <text:p>369</text:p>
          </table:table-cell>
          <table:table-cell office:value-type="float" office:value="24239" table:style-name="ce1">
            <text:p>24239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78" table:style-name="ce1">
            <text:p>378</text:p>
          </table:table-cell>
          <table:table-cell office:value-type="float" office:value="85405" table:style-name="ce1">
            <text:p>8540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81" table:style-name="ce1">
            <text:p>381</text:p>
          </table:table-cell>
          <table:table-cell office:value-type="float" office:value="64486" table:style-name="ce1">
            <text:p>64486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82" table:style-name="ce1">
            <text:p>382</text:p>
          </table:table-cell>
          <table:table-cell office:value-type="float" office:value="53710" table:style-name="ce1">
            <text:p>5371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65" table:style-name="ce1">
            <text:p>65</text:p>
          </table:table-cell>
        </table:table-row>
        <table:table-row>
          <table:table-cell office:value-type="float" office:value="384" table:style-name="ce1">
            <text:p>384</text:p>
          </table:table-cell>
          <table:table-cell office:value-type="float" office:value="86430" table:style-name="ce1">
            <text:p>86430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20" table:style-name="ce1">
            <text:p>20</text:p>
          </table:table-cell>
        </table:table-row>
        <table:table-row>
          <table:table-cell office:value-type="float" office:value="387" table:style-name="ce1">
            <text:p>387</text:p>
          </table:table-cell>
          <table:table-cell office:value-type="float" office:value="43115" table:style-name="ce1">
            <text:p>43115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95" table:style-name="ce1">
            <text:p>95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89" table:style-name="ce1">
            <text:p>389</text:p>
          </table:table-cell>
          <table:table-cell office:value-type="float" office:value="10815" table:style-name="ce1">
            <text:p>10815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94" table:style-name="ce1">
            <text:p>394</text:p>
          </table:table-cell>
          <table:table-cell office:value-type="float" office:value="65999" table:style-name="ce1">
            <text:p>65999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399" table:style-name="ce1">
            <text:p>399</text:p>
          </table:table-cell>
          <table:table-cell office:value-type="float" office:value="81379" table:style-name="ce1">
            <text:p>81379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401" table:style-name="ce1">
            <text:p>401</text:p>
          </table:table-cell>
          <table:table-cell office:value-type="float" office:value="12947" table:style-name="ce1">
            <text:p>12947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0" table:style-name="ce1">
            <text:p>90</text:p>
          </table:table-cell>
        </table:table-row>
        <table:table-row>
          <table:table-cell office:value-type="float" office:value="404" table:style-name="ce1">
            <text:p>404</text:p>
          </table:table-cell>
          <table:table-cell office:value-type="float" office:value="23691" table:style-name="ce1">
            <text:p>2369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94" table:style-name="ce1">
            <text:p>94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408" table:style-name="ce1">
            <text:p>408</text:p>
          </table:table-cell>
          <table:table-cell office:value-type="float" office:value="65452" table:style-name="ce1">
            <text:p>65452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411" table:style-name="ce1">
            <text:p>411</text:p>
          </table:table-cell>
          <table:table-cell office:value-type="float" office:value="77858" table:style-name="ce1">
            <text:p>77858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92" table:style-name="ce1">
            <text:p>92</text:p>
          </table:table-cell>
        </table:table-row>
        <table:table-row>
          <table:table-cell office:value-type="float" office:value="412" table:style-name="ce1">
            <text:p>412</text:p>
          </table:table-cell>
          <table:table-cell office:value-type="float" office:value="60292" table:style-name="ce1">
            <text:p>60292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string" office:value="PPV_Cond4" table:style-name="ce1">
            <text:p>PPV_Cond4</text:p>
          </table:table-cell>
          <table:table-cell office:value-type="float" office:value="80" table:style-name="ce1">
            <text:p>8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